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2" style:family="graphic">
      <style:graphic-properties style:protect="size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Segoe UI Semibold1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2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3" style:family="text">
      <style:text-properties style:font-name="Segoe UI Semibold" fo:font-size="36pt" fo:font-style="normal" style:font-name-asian="LSBSymbol" style:font-size-asian="36pt" style:font-style-asian="normal" style:font-name-complex="LSBSymbol1" style:font-size-complex="36pt" style:font-style-complex="normal"/>
    </style:style>
    <style:style style:name="T4" style:family="text">
      <style:text-properties style:font-name="Segoe UI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3d73" style:font-name="Segoe UI Semibold" fo:font-size="32pt" fo:font-style="italic" fo:font-weight="bold" style:font-name-asian="LSBSymbol" style:font-size-asian="32pt" style:font-style-asian="italic" style:font-weight-asian="bold" style:font-name-complex="LSBSymbol1" style:font-size-complex="32pt" style:font-style-complex="italic" style:font-weight-complex="bold"/>
    </style:style>
    <style:style style:name="T6" style:family="text">
      <style:text-properties fo:color="#003d73"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font-name="Segoe UI Semibold" fo:font-size="36pt" fo:font-style="normal" fo:font-weight="bold" style:font-name-asian="LSBSymbol" style:font-size-asian="36pt" style:font-style-asian="normal" style:font-weight-asian="bold" style:font-name-complex="LSBSymbol1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1" draw:layer="layout" svg:width="24.384cm" svg:height="3.444cm" svg:x="1.778cm" svg:y="0.776cm">
          <draw:text-box>
            <text:p><text:span text:style-name="T1">L:</text:span><text:span text:style-name="T1"><text:tab/></text:span><text:span text:style-name="T2">This is the Word of the Lord.</text:span></text:p>
            <text:p><text:span text:style-name="T3">C:</text:span><text:span text:style-name="T3"><text:tab/></text:span><text:span text:style-name="T4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1" draw:text-style-name="P1" draw:layer="layout" svg:width="24.384cm" svg:height="3.444cm" svg:x="1.778cm" svg:y="0.776cm">
          <draw:text-box>
            <text:p><text:span text:style-name="T5">L:</text:span><text:span text:style-name="T5"><text:tab/></text:span><text:span text:style-name="T6">This is the Word of the Lord.</text:span></text:p>
            <text:p><text:span text:style-name="T7">C:</text:span><text:span text:style-name="T7"><text:tab/></text:span><text:span text:style-name="T4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3">
        <draw:frame draw:style-name="gr1" draw:text-style-name="P1" draw:layer="layout" svg:width="24.384cm" svg:height="3.444cm" svg:x="1.778cm" svg:y="0.776cm">
          <draw:text-box>
            <text:p><text:span text:style-name="T1">P: </text:span><text:span text:style-name="T1"><text:tab/></text:span><text:span text:style-name="T2">This is the Gospel of the Lord.</text:span></text:p>
            <text:p><text:span text:style-name="T3">C:</text:span><text:span text:style-name="T3"><text:tab/></text:span><text:span text:style-name="T4">Praise to You, O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09:27:16.538000000</meta:creation-date>
    <dc:date>2019-01-09T22:06:17.698000000</dc:date>
    <meta:editing-duration>PT1H17M55S</meta:editing-duration>
    <meta:editing-cycles>64</meta:editing-cycles>
    <meta:generator>LibreOffice/6.0.7.3$Windows_X86_64 LibreOffice_project/dc89aa7a9eabfd848af146d5086077aeed2ae4a5</meta:generator>
    <meta:document-statistic meta:object-count="77"/>
  </office:meta>
</office:document-meta>
</file>